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1.75cm" fo:min-width="18.5cm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="none" draw:fill-color="#ffffff" fo:min-height="1.95cm"/>
    </style:style>
    <style:style style:name="gr6" style:family="graphic" style:parent-style-name="standard">
      <style:graphic-properties draw:stroke="none" svg:stroke-color="#000000" draw:fill="none" draw:fill-color="#ffffff" fo:min-height="1.65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1.164cm" fo:min-width="0.914cm"/>
    </style:style>
    <style:style style:name="gr8" style:family="graphic" style:parent-style-name="standard">
      <style:graphic-properties draw:stroke="none" svg:stroke-color="#000000" draw:fill="none" draw:fill-color="#ffffff" fo:min-height="1.75cm"/>
    </style:style>
    <style:style style:name="gr9" style:family="graphic" style:parent-style-name="standard">
      <style:graphic-properties draw:stroke="none" svg:stroke-color="#000000" draw:fill="none" draw:fill-color="#ffffff" fo:min-height="3.799cm"/>
    </style:style>
    <style:style style:name="gr10" style:family="graphic" style:parent-style-name="standard">
      <style:graphic-properties draw:stroke="none" svg:stroke-color="#000000" draw:fill="none" draw:fill-color="#ffffff" fo:min-height="2.533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47cm" fo:min-width="6.519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47cm" fo:min-width="5.72cm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>
      <loext:graphic-properties draw:fill="none" draw:fill-color="#ffffff"/>
      <style:text-properties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00a65d"/>
      <style:paragraph-properties fo:text-align="center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9cm" svg:height="12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cm" svg:height="1.3cm" svg:x="1.4cm" svg:y="1.3cm">
          <draw:text-box>
            <text:p><text:span text:style-name="T1">Название</text:span></text:p>
          </draw:text-box>
        </draw:frame>
        <draw:frame draw:style-name="gr3" draw:text-style-name="P3" draw:layer="layout" svg:width="4.1cm" svg:height="1.5cm" svg:x="15.4cm" svg:y="1.4cm">
          <draw:text-box>
            <text:p><text:span text:style-name="T2">Версия</text:span></text:p>
          </draw:text-box>
        </draw:frame>
        <draw:custom-shape draw:style-name="gr4" draw:text-style-name="P4" draw:layer="layout" svg:width="2cm" svg:height="2cm" svg:x="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5.9cm" svg:height="2.2cm" svg:x="5.1cm" svg:y="4.4cm">
          <draw:text-box>
            <text:p><text:span text:style-name="T3">Скиф</text:span></text:p>
          </draw:text-box>
        </draw:frame>
        <draw:frame draw:style-name="gr6" draw:text-style-name="P5" draw:layer="layout" svg:width="6.5cm" svg:height="1.9cm" svg:x="5.1cm" svg:y="7.4cm">
          <draw:text-box>
            <text:p><text:span text:style-name="T3">Фортис</text:span></text:p>
          </draw:text-box>
        </draw:frame>
        <draw:custom-shape draw:style-name="gr7" draw:text-style-name="P6" draw:layer="layout" svg:width="2cm" svg:height="2cm" svg:x="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7.5cm" svg:height="2cm" svg:x="12.7cm" svg:y="4.4cm">
          <draw:text-box>
            <text:p>Отправлено: 0</text:p>
            <text:p>Получено: 2</text:p>
          </draw:text-box>
        </draw:frame>
        <draw:frame draw:style-name="gr6" draw:text-style-name="P5" draw:layer="layout" svg:width="5.9cm" svg:height="1.9cm" svg:x="12.7cm" svg:y="7.3cm">
          <draw:text-box>
            <text:p>Отправлено: 3</text:p>
            <text:p>Получено: 0</text:p>
          </draw:text-box>
        </draw:frame>
        <draw:frame draw:style-name="gr9" draw:text-style-name="P5" draw:layer="layout" svg:width="7.299cm" svg:height="4.049cm" svg:x="5.301cm" svg:y="10.3cm">
          <draw:text-box>
            <text:p><text:span text:style-name="T3">Сообщения</text:span></text:p>
          </draw:text-box>
        </draw:frame>
        <draw:frame draw:style-name="gr10" draw:text-style-name="P5" draw:layer="layout" svg:width="6.199cm" svg:height="2.783cm" svg:x="12.7cm" svg:y="10.292cm">
          <draw:text-box>
            <text:p><text:span text:style-name="T3">Настройки</text:span></text:p>
          </draw:text-box>
        </draw:frame>
        <draw:custom-shape draw:style-name="gr11" draw:text-style-name="P1" draw:layer="layout" svg:width="7.099cm" svg:height="1.8cm" svg:x="5.1cm" svg:y="1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3cm" svg:height="1.8cm" draw:transform="skewX (-0.00994837673636768) rotate (-0.00977384381116877) translate (12.6cm 10.185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6.675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17:58:25.857257429</meta:creation-date>
    <meta:editing-duration>PT1M47S</meta:editing-duration>
    <meta:editing-cycles>3</meta:editing-cycles>
    <meta:generator>LibreOffice/5.4.6.2$Linux_X86_64 LibreOffice_project/40m0$Build-2</meta:generator>
    <dc:date>2020-03-18T23:06:58.241174159</dc:date>
    <meta:document-statistic meta:object-count="13"/>
  </office:meta>
</office:document-meta>
</file>